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4b7b" officeooo:paragraph-rsid="00164b7b"/>
    </style:style>
    <style:style style:name="P2" style:family="paragraph" style:parent-style-name="Text_20_body">
      <style:text-properties officeooo:rsid="00191bdb" officeooo:paragraph-rsid="00191bdb"/>
    </style:style>
    <style:style style:name="P3" style:family="paragraph" style:parent-style-name="Standard">
      <style:text-properties officeooo:rsid="0010a0f1" officeooo:paragraph-rsid="0010a0f1"/>
    </style:style>
    <style:style style:name="P4" style:family="paragraph" style:parent-style-name="Standard">
      <style:text-properties officeooo:paragraph-rsid="0010a0f1"/>
    </style:style>
    <style:style style:name="P5" style:family="paragraph" style:parent-style-name="Standard">
      <style:text-properties officeooo:paragraph-rsid="0014149a"/>
    </style:style>
    <style:style style:name="P6" style:family="paragraph" style:parent-style-name="Standard">
      <style:text-properties officeooo:paragraph-rsid="00164b7b"/>
    </style:style>
    <style:style style:name="P7" style:family="paragraph" style:parent-style-name="Standard">
      <style:text-properties style:font-name="JetBrains Mono" fo:font-size="10pt" officeooo:rsid="00164b7b" officeooo:paragraph-rsid="00164b7b" style:font-size-asian="10pt" style:font-size-complex="10pt"/>
    </style:style>
    <style:style style:name="P8" style:family="paragraph" style:parent-style-name="Standard">
      <style:text-properties officeooo:rsid="0016f642" officeooo:paragraph-rsid="0016f642"/>
    </style:style>
    <style:style style:name="P9" style:family="paragraph" style:parent-style-name="Heading_20_2">
      <style:text-properties officeooo:rsid="00164b7b" officeooo:paragraph-rsid="00164b7b"/>
    </style:style>
    <style:style style:name="P10" style:family="paragraph" style:parent-style-name="Heading_20_2">
      <style:text-properties officeooo:rsid="001a0869" officeooo:paragraph-rsid="001a0869"/>
    </style:style>
    <style:style style:name="P11" style:family="paragraph" style:parent-style-name="Heading_20_4">
      <style:text-properties officeooo:rsid="00191bdb" officeooo:paragraph-rsid="00191bdb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3" style:family="paragraph" style:parent-style-name="Standard" style:list-style-name="L1">
      <style:text-properties officeooo:rsid="00164b7b" officeooo:paragraph-rsid="00164b7b"/>
    </style:style>
    <style:style style:name="P14" style:family="paragraph" style:parent-style-name="Standard" style:list-style-name="L2">
      <loext:graphic-properties draw:fill="solid" draw:fill-color="#ffffff"/>
      <style:paragraph-properties fo:background-color="#ffffff" fo:padding="0cm" fo:border="none" style:shadow="none"/>
      <style:text-properties officeooo:rsid="0016f642" officeooo:paragraph-rsid="0016f642"/>
    </style:style>
    <style:style style:name="P15" style:family="paragraph" style:parent-style-name="Standard" style:list-style-name="L2">
      <loext:graphic-properties draw:fill="solid" draw:fill-color="#ffffff"/>
      <style:paragraph-properties fo:background-color="#ffffff" fo:padding="0cm" fo:border="none" style:shadow="none"/>
      <style:text-properties officeooo:rsid="00183b3a" officeooo:paragraph-rsid="00183b3a"/>
    </style:style>
    <style:style style:name="P16" style:family="paragraph" style:parent-style-name="Standard" style:list-style-name="L2">
      <loext:graphic-properties draw:fill="solid" draw:fill-color="#ffffff"/>
      <style:paragraph-properties fo:background-color="#ffffff" fo:padding="0cm" fo:border="none" style:shadow="none"/>
      <style:text-properties officeooo:rsid="00185bdf" officeooo:paragraph-rsid="00185bdf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85bdf" officeooo:paragraph-rsid="00185bdf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99c9e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a0869"/>
    </style:style>
    <style:style style:name="P20" style:family="paragraph" style:parent-style-name="Standard" style:list-style-name="L3">
      <loext:graphic-properties draw:fill="solid" draw:fill-color="#ffffff"/>
      <style:paragraph-properties fo:background-color="#ffffff" fo:padding="0cm" fo:border="none" style:shadow="none"/>
      <style:text-properties officeooo:paragraph-rsid="001a0869"/>
    </style:style>
    <style:style style:name="P21" style:family="paragraph" style:parent-style-name="Standard" style:list-style-name="L3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9e880d" loext:opacity="100%" style:font-name="JetBrains Mono1" fo:font-size="10pt" fo:font-style="normal" fo:font-weight="normal" style:font-size-asian="10pt" style:font-style-asian="normal" style:font-weight-asian="normal"/>
    </style:style>
    <style:style style:name="T2" style:family="text">
      <style:text-properties fo:color="#067d17" loext:opacity="100%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33b3" loext:opacity="100%" style:font-name="JetBrains Mono1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33b3" loext:opacity="100%" style:font-name="JetBrains Mono1" fo:font-size="10pt" fo:font-style="normal" fo:font-weight="normal" officeooo:rsid="0014149a" style:font-size-asian="10pt" style:font-style-asian="normal" style:font-weight-asian="normal"/>
    </style:style>
    <style:style style:name="T5" style:family="text">
      <style:text-properties fo:color="#0033b3" loext:opacity="100%" style:font-name="JetBrains Mono1" fo:font-size="10pt" fo:font-style="normal" fo:font-weight="normal" officeooo:rsid="00154cbe" style:font-size-asian="10pt" style:font-style-asian="normal" style:font-weight-asian="normal"/>
    </style:style>
    <style:style style:name="T6" style:family="text">
      <style:text-properties fo:color="#080808" loext:opacity="100%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080808" loext:opacity="100%" style:font-name="JetBrains Mono1" fo:font-size="10pt" fo:font-style="normal" fo:font-weight="normal" officeooo:rsid="0010a0f1" style:font-size-asian="10pt" style:font-style-asian="normal" style:font-weight-asian="normal"/>
    </style:style>
    <style:style style:name="T8" style:family="text">
      <style:text-properties fo:color="#080808" loext:opacity="100%" style:font-name="JetBrains Mono1" fo:font-size="10pt" fo:font-style="normal" fo:font-weight="normal" officeooo:rsid="0014149a" style:font-size-asian="10pt" style:font-style-asian="normal" style:font-weight-asian="normal"/>
    </style:style>
    <style:style style:name="T9" style:family="text">
      <style:text-properties fo:color="#080808" loext:opacity="100%" style:font-name="JetBrains Mono1" fo:font-size="10pt" fo:font-style="normal" fo:font-weight="normal" officeooo:rsid="00154cbe" style:font-size-asian="10pt" style:font-style-asian="normal" style:font-weight-asian="normal"/>
    </style:style>
    <style:style style:name="T10" style:family="text">
      <style:text-properties fo:color="#080808" loext:opacity="100%" style:font-name="JetBrains Mono1" fo:font-size="10pt" fo:font-style="normal" fo:font-weight="normal" officeooo:rsid="001a0869" style:font-size-asian="10pt" style:font-style-asian="normal" style:font-weight-asian="normal"/>
    </style:style>
    <style:style style:name="T11" style:family="text">
      <style:text-properties fo:color="#1750eb" loext:opacity="100%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0a0f1"/>
    </style:style>
    <style:style style:name="T13" style:family="text">
      <style:text-properties fo:color="#371f80" loext:opacity="100%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371f80" loext:opacity="100%" style:font-name="JetBrains Mono1" fo:font-size="10pt" fo:font-style="normal" fo:font-weight="normal" officeooo:rsid="0010a0f1" style:font-size-asian="10pt" style:font-style-asian="normal" style:font-weight-asian="normal"/>
    </style:style>
    <style:style style:name="T15" style:family="text">
      <style:text-properties fo:color="#008080" loext:opacity="100%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loext:opacity="100%" style:font-name="JetBrains Mono1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 style:font-name="JetBrains Mono1" fo:font-size="10pt" fo:font-style="normal" fo:font-weight="normal" officeooo:rsid="0010a0f1" style:font-size-asian="10pt" style:font-style-asian="normal" style:font-weight-asian="normal"/>
    </style:style>
    <style:style style:name="T18" style:family="text">
      <style:text-properties fo:color="#660e7a" loext:opacity="100%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14149a"/>
    </style:style>
    <style:style style:name="T20" style:family="text">
      <style:text-properties officeooo:rsid="00164b7b"/>
    </style:style>
    <style:style style:name="T21" style:family="text">
      <style:text-properties fo:color="#1f542e" loext:opacity="100%" style:font-name="JetBrains Mono1" fo:font-size="10pt" fo:font-style="normal" fo:font-weight="bold" style:font-size-asian="10pt" style:font-style-asian="normal" style:font-weight-asian="bold"/>
    </style:style>
    <style:style style:name="T22" style:family="text">
      <style:text-properties fo:color="#ffbf00" loext:opacity="100%"/>
    </style:style>
    <style:style style:name="T23" style:family="text">
      <style:text-properties fo:color="#8c8c8c" loext:opacity="100%" style:font-name="JetBrains Mono1" fo:font-size="10pt" fo:font-style="italic" fo:font-weight="normal" style:font-size-asian="10pt" style:font-style-asian="italic" style:font-weight-asian="normal"/>
    </style:style>
    <style:style style:name="T24" style:family="text">
      <style:text-properties fo:color="#8c8c8c" loext:opacity="100%" style:font-name="JetBrains Mono1" fo:font-size="10pt" fo:font-style="italic" fo:font-weight="normal" officeooo:rsid="001a0869" style:font-size-asian="10pt" style:font-style-asian="italic" style:font-weight-asian="normal"/>
    </style:style>
    <style:style style:name="T25" style:family="text">
      <style:text-properties fo:color="#77bc65" loext:opacity="100%"/>
    </style:style>
    <style:style style:name="T26" style:family="text">
      <style:text-properties officeooo:rsid="00179b39"/>
    </style:style>
    <style:style style:name="T27" style:family="text">
      <style:text-properties officeooo:rsid="00199c9e"/>
    </style:style>
    <style:style style:name="T28" style:family="text">
      <style:text-properties fo:color="#00627a" loext:opacity="100%" style:font-name="JetBrains Mono1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Строки</text:h>
      <text:p text:style-name="P3">Строка — это вектор символов.</text:p>
      <text:p text:style-name="P12" loext:marker-style-name="T13"><text:bookmark text:name="__DdeLink__48_1406529352"/><text:span text:style-name="T13">string</text:span><text:span text:style-name="T12"> &lt;=&gt; </text:span><text:span text:style-name="T15">vector</text:span><text:span text:style-name="T6">&lt;</text:span><text:span text:style-name="T14">char</text:span><text:span text:style-name="T6">&gt;</text:span></text:p>
      <text:p text:style-name="P3">s[i] → <text:span text:style-name="T13">char</text:span></text:p>
      <text:p text:style-name="P4"><text:span text:style-name="T12">Сортировка символов строки: </text:span><text:span text:style-name="T6">sort(</text:span><text:span text:style-name="T16">s</text:span><text:span text:style-name="T6">.begin(), </text:span><text:span text:style-name="T16">s</text:span><text:span text:style-name="T6">.end());</text:span></text:p>
      <text:p text:style-name="P4"><text:span text:style-name="T3">int</text:span><text:span text:style-name="T6">(</text:span><text:span text:style-name="T2">'a'</text:span><text:span text:style-name="T6">) </text:span><text:span text:style-name="T7">—</text:span> <text:span text:style-name="T12">узнать код символа.</text:span></text:p>
      <text:p text:style-name="Standard"><text:span text:style-name="T16">s</text:span><text:span text:style-name="T6">.substr(l, len) —</text:span> <text:span text:style-name="T12">найти подстроку (l — индекс, len — длина).</text:span></text:p>
      <text:p text:style-name="P4"><text:span text:style-name="T16">s</text:span><text:span text:style-name="T6">.</text:span><text:span text:style-name="T16">find</text:span><text:span text:style-name="T6">(needle); </text:span><text:span text:style-name="T12">где needle — строка или символ — аналогична </text:span><text:span text:style-name="T6">find(</text:span><text:span text:style-name="T16">s</text:span><text:span text:style-name="T6">.begin(), </text:span><text:span text:style-name="T16">s</text:span><text:span text:style-name="T6">.end(), needle);</text:span> — выполняет поиск подстроки или символа в строке.</text:p>
      <text:p text:style-name="Standard"><text:span text:style-name="T12">Если вхождений не найдено, </text:span><text:span text:style-name="T17">s</text:span><text:span text:style-name="T7">.</text:span><text:span text:style-name="T17">find</text:span><text:span text:style-name="T7">(needle); </text:span><text:span text:style-name="T12">возвращает </text:span><text:span text:style-name="T13">string</text:span><text:span text:style-name="T6">::</text:span><text:span text:style-name="T18">npos</text:span>.</text:p>
      <text:p text:style-name="Standard"><text:span text:style-name="T16">s</text:span><text:span text:style-name="T6">.c_str(); </text:span><text:span text:style-name="T12">возвращает массив char’ов.</text:span></text:p>
      <text:p text:style-name="Standard"><text:span text:style-name="T6">puts(</text:span><text:span text:style-name="T16">s</text:span><text:span text:style-name="T6">.c_str()); </text:span>выводит строку на экран (аналог питонячьего <text:span text:style-name="T7">print</text:span>).</text:p>
      <text:p text:style-name="Standard"><text:span text:style-name="T7"/></text:p>
      <text:h text:style-name="P9" text:outline-level="2">Тонкости математики</text:h>
      <text:p text:style-name="P5">Чтобы посчитать округлённый вниз корень из <text:span text:style-name="T8">x</text:span>, нужно:</text:p>
      <text:p text:style-name="P12" loext:marker-style-name="T6"><text:span text:style-name="T3">long long </text:span><text:span text:style-name="T16">x </text:span><text:span text:style-name="T6">= </text:span><text:span text:style-name="T11">10</text:span><text:span text:style-name="T6">;<text:line-break/></text:span><text:span text:style-name="T3">int </text:span><text:span text:style-name="T16">y </text:span><text:span text:style-name="T6">= sqrt(</text:span><text:span text:style-name="T16">x</text:span><text:span text:style-name="T6">);<text:line-break/></text:span><text:span text:style-name="T3">while</text:span><text:span text:style-name="T6">(</text:span><text:span text:style-name="T16">y </text:span><text:span text:style-name="T6">* </text:span><text:span text:style-name="T11">1ll </text:span><text:span text:style-name="T6">* </text:span><text:span text:style-name="T16">y </text:span><text:span text:style-name="T6">&gt; </text:span><text:span text:style-name="T16">x</text:span><text:span text:style-name="T6">) {<text:line-break/> <text:s text:c="3"/>--</text:span><text:span text:style-name="T16">y</text:span><text:span text:style-name="T6">;<text:line-break/>}</text:span></text:p>
      <text:p text:style-name="Standard"><text:span text:style-name="T19">Это надёжнее, чем </text:span><text:span text:style-name="T6">floor(sqrt(</text:span><text:span text:style-name="T16">x</text:span><text:span text:style-name="T6">));</text:span>, <text:span text:style-name="T19">который может ошибаться из-за неточности </text:span><text:span text:style-name="T3">double</text:span>.</text:p>
      <text:p text:style-name="Standard"/>
      <text:p text:style-name="P5"><text:span text:style-name="T6">sqrtl(</text:span><text:span text:style-name="T16">x</text:span><text:span text:style-name="T6">); — </text:span><text:span text:style-name="T3">long double</text:span> <text:span text:style-name="T19">версия</text:span><text:span text:style-name="T6"> sqrt(</text:span><text:span text:style-name="T16">x</text:span><text:span text:style-name="T6">);</text:span></text:p>
      <text:p text:style-name="P5">Функции <text:span text:style-name="T6">powl(</text:span><text:span text:style-name="T16">x</text:span><text:span text:style-name="T6">, </text:span><text:span text:style-name="T16">y</text:span><text:span text:style-name="T6">);</text:span> <text:span text:style-name="T19">и</text:span> <text:span text:style-name="T6">pow(</text:span><text:span text:style-name="T16">x</text:span><text:span text:style-name="T6">, </text:span><text:span text:style-name="T16">y</text:span><text:span text:style-name="T6">);</text:span> тоже могут быть неточными из-за того, что вне зависимости от типов <text:span text:style-name="T8">x</text:span> и <text:span text:style-name="T8">y</text:span> они возвращают <text:span text:style-name="T8"><text:s/></text:span><text:span text:style-name="T4">double</text:span>/<text:span text:style-name="T4">long double</text:span>. <text:span text:style-name="T19">Лучше пользоваться битовыми сдвигами для степеней двойки или написать свою функцию возведения в степень.</text:span></text:p>
      <text:p text:style-name="P5"/>
      <text:p text:style-name="P12" loext:marker-style-name="T6"><text:span text:style-name="T6">atan2(</text:span><text:span text:style-name="T16">y</text:span><text:span text:style-name="T6">, </text:span><text:span text:style-name="T16">x</text:span><text:span text:style-name="T6">); </text:span>и<text:span text:style-name="T9"> atan2l(</text:span><text:span text:style-name="T16">y</text:span><text:span text:style-name="T6">, </text:span><text:span text:style-name="T16">x</text:span><text:span text:style-name="T6">);</text:span> возвращают угол между прямыми OA и OX, где A(x, y)<text:span text:style-name="T9">.</text:span></text:p>
      <text:p text:style-name="P12" loext:marker-style-name="T6"><text:span text:style-name="T9"/></text:p>
      <text:p text:style-name="Standard">Найти число пи:<text:span text:style-name="T5"> const long double </text:span><text:span text:style-name="T16">PI </text:span><text:span text:style-name="T6">= cosl(-</text:span><text:span text:style-name="T11">1</text:span><text:span text:style-name="T6">);</text:span></text:p>
      <text:p text:style-name="P1">Другой вариант:</text:p>
      <text:p text:style-name="P12" loext:marker-style-name="T6"><text:span text:style-name="T1">#define </text:span><text:span text:style-name="T21">_USE_MATH_DEFINES<text:line-break/></text:span><text:span text:style-name="T3">const long double </text:span><text:span text:style-name="T16">PI </text:span><text:span text:style-name="T6">= </text:span><text:span text:style-name="T21">M_PI</text:span><text:span text:style-name="T6">;</text:span></text:p>
      <text:p text:style-name="Standard"/>
      <text:h text:style-name="Heading_20_2" text:outline-level="2">Асимптотика</text:h>
      <text:p text:style-name="P1">Асимптотика — скорость роста функции. Используется для вычисления примерного количества выполняемых операций в зависимости от n. Как правило, за n принимается количество входных данных (не всегда).</text:p>
      <text:p text:style-name="P1">g(n) — точное время работы программы</text:p>
      <text:p text:style-name="P6"><text:span text:style-name="T20">f(n) — функция, которая растёт не быстрее, чем g(n). </text:span>Ǝc: ∀n∈N<text:span text:style-name="T20"> g(n) &lt;= c * f(n).</text:span></text:p>
      <text:p text:style-name="P1">O(f)</text:p>
      <text:h text:style-name="Heading_20_4" text:outline-level="4">Виды асимптотики</text:h>
      <text:list text:style-name="L1">
        <text:list-item>
          <text:p text:style-name="P13">O(1)</text:p>
        </text:list-item>
        <text:list-item>
          <text:p text:style-name="P13">O(log(n)) основание логарифма особой роли не играет, обычно подразумевается 2 или e. Пример алгоритмов: алгоритм Евклида, lower_bound.</text:p>
        </text:list-item>
        <text:list-item>
          <text:p text:style-name="P13">O(sqrt(n))</text:p>
        </text:list-item>
      </text:list>
      <text:p text:style-name="P1">---------------</text:p>
      <text:p text:style-name="P1"><text:soft-page-break/>Пример алгоритма, работающего за O(sqrt(n)) — факторизация числа — поиск делителей числа. Дано число x, найти его делители.</text:p>
      <text:p text:style-name="P1"/>
      <text:p text:style-name="P1">За O(n):</text:p>
      <text:p text:style-name="P7"><text:span text:style-name="T22">for</text:span> d <text:span text:style-name="T22">in</text:span> 1..x:</text:p>
      <text:p text:style-name="P7"><text:s text:c="4"/><text:span text:style-name="T22">if</text:span> x % d == 0:</text:p>
      <text:p text:style-name="P7"><text:s text:c="9"/><text:span text:style-name="T25"># d — делитель</text:span></text:p>
      <text:p text:style-name="P1"/>
      <text:p text:style-name="P1">За O(sqrt(n)):</text:p>
      <text:p text:style-name="P1">Один из сомножителей в любом случае &lt;= sqrt(x), что нетрудно доказать самостоятельно)</text:p>
      <text:p text:style-name="P7"><text:span text:style-name="T22">for</text:span> d <text:span text:style-name="T22">in</text:span> 1..sqrt(x):</text:p>
      <text:p text:style-name="P7"><text:s text:c="4"/><text:span text:style-name="T22">if</text:span> x % d == 0:</text:p>
      <text:p text:style-name="P7"><text:s text:c="8"/><text:span text:style-name="T25"># d — делитель, x/d — делитель</text:span></text:p>
      <text:p text:style-name="P1"/>
      <text:p text:style-name="P1">То же на C++:</text:p>
      <text:p text:style-name="P12" loext:marker-style-name="T6"><text:span text:style-name="T3">for</text:span><text:span text:style-name="T6">(</text:span><text:span text:style-name="T3">int </text:span><text:span text:style-name="T16">i </text:span><text:span text:style-name="T6">= </text:span><text:span text:style-name="T11">1</text:span><text:span text:style-name="T6">; </text:span><text:span text:style-name="T16">i </text:span><text:span text:style-name="T6">&lt;= sqrt(</text:span><text:span text:style-name="T16">x</text:span><text:span text:style-name="T6">) + </text:span><text:span text:style-name="T11">1</text:span><text:span text:style-name="T6">; ++</text:span><text:span text:style-name="T16">i</text:span><text:span text:style-name="T6">) {<text:line-break/> <text:s text:c="3"/></text:span><text:span text:style-name="T3">if</text:span><text:span text:style-name="T6">(</text:span><text:span text:style-name="T16">x </text:span><text:span text:style-name="T6">% </text:span><text:span text:style-name="T16">i </text:span><text:span text:style-name="T6">== </text:span><text:span text:style-name="T11">0</text:span><text:span text:style-name="T6">) {<text:line-break/> <text:s text:c="7"/></text:span><text:span text:style-name="T23">// i, x/i<text:line-break/> <text:s text:c="3"/></text:span><text:span text:style-name="T6">}<text:line-break/>}</text:span></text:p>
      <text:p text:style-name="Standard"/>
      <text:p text:style-name="Standard"/>
      <text:p text:style-name="P1">--------------------</text:p>
      <text:p text:style-name="P8">Если асимптотика представляет из себя сумму (например, O(log(n)+sqrt(n))), все немаксимальные слагаемые отбрасываются и оставляется единственное (в данном примере O(sqrt(n))). Так проще.</text:p>
      <text:list text:style-name="L2">
        <text:list-item>
          <text:p text:style-name="P14" loext:marker-style-name="T6">O(n) Пример алгоритмов: поиск по вектору</text:p>
        </text:list-item>
        <text:list-item>
          <text:p text:style-name="P14" loext:marker-style-name="T6">O(n*log(n)) Пример алгоритмов: стандартные сортировки STL</text:p>
        </text:list-item>
        <text:list-item>
          <text:p text:style-name="P14" loext:marker-style-name="T6">O(n^2) Пример алгоритмов: вложенный перебор (<text:span text:style-name="T26">for(</text:span>i → n<text:span text:style-name="T26">) { for(</text:span>j → n<text:span text:style-name="T26">) { } }</text:span>)</text:p>
        </text:list-item>
        <text:list-item>
          <text:p text:style-name="P14" loext:marker-style-name="T6">O(n + m) в данном случае переменные разные, так что от суммы не избавиться. Пример алгоритмов: последовательный перебор двух массивов размерностью n и m соответственно</text:p>
        </text:list-item>
        <text:list-item>
          <text:p text:style-name="P15" loext:marker-style-name="T6">O(2^n) Пример алгоритмов: перебор всех подмножеств множества. Это ОЧЕНЬ медленная (т. е. быстрорастущая) функция</text:p>
        </text:list-item>
        <text:list-item>
          <text:p text:style-name="P16" loext:marker-style-name="T6">O(n!) Пример алгоритмов: перебор всех перестановок</text:p>
        </text:list-item>
      </text:list>
      <text:p text:style-name="P17" loext:marker-style-name="T6">Как правило, современные компьютеры могут выполнить от 3 * 10^8 до 3 * 10^9 операций за секунду.</text:p>
      <text:p text:style-name="P17" loext:marker-style-name="T6">Самые дорогие операции — деление и модуль.</text:p>
      <text:p text:style-name="P17" loext:marker-style-name="T6">При n=10^6 O(n*log(n)) = 10^6 * 20 = 2 * 10^7</text:p>
      <text:h text:style-name="P11" text:outline-level="4">Оценка памяти</text:h>
      <text:p text:style-name="P2">Как и время работы, расход памяти можно оценить через асимптотику.<text:bookmark text:name="__DdeLink__495_1406529352"/></text:p>
      <text:p text:style-name="P18" loext:marker-style-name="T6"><text:span text:style-name="T15">vector</text:span><text:span text:style-name="T6">&lt;</text:span><text:span text:style-name="T3">int</text:span><text:span text:style-name="T6">&gt; </text:span><text:span text:style-name="T28">a</text:span><text:span text:style-name="T6">(n)</text:span><text:span text:style-name="T27"> занимает чуть больше, чем 4n байт</text:span></text:p>
      <text:p text:style-name="P18" loext:marker-style-name="T6"/>
      <text:h text:style-name="P10" text:outline-level="2">Полезные функции для векторов</text:h>
      <text:p text:style-name="P12" loext:marker-style-name="T2"><text:span text:style-name="T1">#include </text:span><text:span text:style-name="T2">&lt;numeric&gt;</text:span></text:p>
      <text:p text:style-name="P19" loext:marker-style-name="T23"><text:span text:style-name="T15">vector</text:span><text:span text:style-name="T6">&lt;</text:span><text:span text:style-name="T3">int</text:span><text:span text:style-name="T6">&gt; </text:span><text:span text:style-name="T28">a</text:span><text:span text:style-name="T6">(n);</text:span></text:p>
      <text:list text:style-name="L3">
        <text:list-item>
          <text:p text:style-name="P20" loext:marker-style-name="T23"><text:span text:style-name="T6">iota(a.</text:span><text:span text:style-name="T16">begin</text:span><text:span text:style-name="T6">(), a.</text:span><text:span text:style-name="T16">end</text:span><text:span text:style-name="T6">(), </text:span><text:span text:style-name="T11">0</text:span><text:span text:style-name="T6">); </text:span><text:span text:style-name="T23">// заполнит вектор числами 0..n-1</text:span></text:p>
        </text:list-item>
        <text:list-item>
          <text:p text:style-name="P21" loext:marker-style-name="T23"><text:span text:style-name="T6">accumulate(a.</text:span><text:span text:style-name="T16">begin</text:span><text:span text:style-name="T6">(), a.</text:span><text:span text:style-name="T16">end</text:span><text:span text:style-name="T6">(), m); </text:span><text:span text:style-name="T23">// m + сумма элементов вектора a; возвращаемое значение соответствует типу аргумента m</text:span></text:p>
        </text:list-item>
        <text:list-item>
          <text:p text:style-name="P21" loext:marker-style-name="T23"><text:soft-page-break/><text:span text:style-name="T6">rotate(a.</text:span><text:span text:style-name="T16">begin</text:span><text:span text:style-name="T6">(), a.</text:span><text:span text:style-name="T16">begin</text:span><text:span text:style-name="T6">() + k, a.</text:span><text:span text:style-name="T16">end</text:span><text:span text:style-name="T6">()); </text:span><text:span text:style-name="T23">// циклический сдвиг на k позиций: a1,a2,...,an -&gt; ak ak+1 ... an, a1, a2, ..., ak-1</text:span></text:p>
        </text:list-item>
        <text:list-item>
          <text:p text:style-name="P21" loext:marker-style-name="T23"><text:span text:style-name="T6">unique(a.</text:span><text:span text:style-name="T16">begin</text:span><text:span text:style-name="T6">(), a.</text:span><text:span text:style-name="T16">end</text:span><text:span text:style-name="T6">()); </text:span><text:span text:style-name="T23">// удаляет одинаковые подряд идущие элементы ( 1 2 3 3 3 2 1 1 -&gt; 1 2 3 2 1); </text:span><text:span text:style-name="T24">возвращает указатель на новый конец массива</text:span></text:p>
        </text:list-item>
        <text:list-item>
          <text:p text:style-name="P21" loext:marker-style-name="T23"><text:span text:style-name="T10">a.</text:span><text:span text:style-name="T16">resize</text:span><text:span text:style-name="T6">(unique(a.</text:span><text:span text:style-name="T16">begin</text:span><text:span text:style-name="T6">(), a.</text:span><text:span text:style-name="T16">end</text:span><text:span text:style-name="T6">()) - a.</text:span><text:span text:style-name="T16">begin</text:span><text:span text:style-name="T6">()); </text:span><text:span text:style-name="T23">// заодно уменьшим размер вектора</text:span></text:p>
        </text:list-item>
        <text:list-item>
          <text:p text:style-name="P21" loext:marker-style-name="T23"><text:span text:style-name="T10">nth_element(</text:span><text:span text:style-name="T16">a</text:span><text:span text:style-name="T6">.begin(), </text:span><text:span text:style-name="T16">a</text:span><text:span text:style-name="T6">.begin() </text:span><text:span text:style-name="T15">+ </text:span><text:span text:style-name="T16">k</text:span><text:span text:style-name="T6">, </text:span><text:span text:style-name="T16">a</text:span><text:span text:style-name="T6">.end()); </text:span><text:span text:style-name="T23">// за O(n) ставим k-й элемент так, чтобы в произвольном порядке до него шли меньшие элементы, а после него — бОльшие</text:span></text:p>
        </text:list-item>
      </text:list>
      <text:p text:style-name="P12" loext:marker-style-name="T23"><text:span text:style-name="T23"/></text:p>
      <text:list text:continue-numbering="true" text:style-name="L3">
        <text:list-item>
          <text:p text:style-name="P20" loext:marker-style-name="T23"><text:span text:style-name="T6">gcd(</text:span><text:span text:style-name="T16">a</text:span><text:span text:style-name="T6">, b); </text:span><text:span text:style-name="T23">// НОД по алгоритму Евклида за O(log(min(a,b)))</text:span></text:p>
        </text:list-item>
        <text:list-item>
          <text:p text:style-name="P20" loext:marker-style-name="T23"><text:span text:style-name="T6">lcn(</text:span><text:span text:style-name="T16">a</text:span><text:span text:style-name="T6">, b); </text:span><text:span text:style-name="T23">// НОК за ту же сложность</text:span></text:p>
        </text:list-item>
      </text:list>
      <text:p text:style-name="P12" loext:marker-style-name="T6"><text:span text:style-name="T6"/></text:p>
      <text:p text:style-name="P12" loext:marker-style-name="T23"><text:span text:style-name="T23"/></text:p>
      <text:p text:style-name="P12" loext:marker-style-name="T23"><text:span text:style-name="T24"/></text:p>
      <text:p text:style-name="P12" loext:marker-style-name="T23"><text:span text:style-name="T23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7:15:27.075036237</meta:creation-date>
    <dc:date>2023-11-06T20:49:43.099055794</dc:date>
    <meta:editing-duration>PT1H29M58S</meta:editing-duration>
    <meta:editing-cycles>13</meta:editing-cycles>
    <meta:generator>LibreOffice/7.6.2.1$Linux_X86_64 LibreOffice_project/60$Build-1</meta:generator>
    <meta:document-statistic meta:table-count="0" meta:image-count="0" meta:object-count="0" meta:page-count="3" meta:paragraph-count="68" meta:word-count="634" meta:character-count="4100" meta:non-whitespace-character-count="3487"/>
  </office:meta>
</office:document-meta>
</file>